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Arrow" draw:marker-end-width="0.15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end="Arrow" draw:marker-end-width="0.15cm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objectwithoutfill">
      <style:graphic-properties draw:stroke="solid" draw:marker-end="Arrow" draw:marker-end-width="0.15cm" draw:fill="none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  <style:text-properties style:font-name="Arial"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cm" svg:height="0.5cm" svg:x="0.2cm" svg:y="0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5cm" svg:height="0.5cm" svg:x="1.45cm" svg:y="1.7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5cm" svg:height="0.5cm" svg:x="3.2cm" svg:y="3.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cm" svg:height="0.5cm" svg:x="5.05cm" svg:y="1.7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cm" svg:height="0.5cm" svg:x="3.2cm" svg:y="4.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5cm" svg:height="0.5cm" svg:x="3.2cm" svg:y="0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5cm" svg:height="0.5cm" svg:x="-0.3cm" svg:y="0.1cm">
          <text:p text:style-name="P3"><text:span text:style-name="T1">d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2.7cm" svg:y="0.1cm">
          <text:p text:style-name="P3"><text:span text:style-name="T1">zombi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5cm" svg:height="0.5cm" svg:x="7.25cm" svg:y="2.25cm">
          <text:p text:style-name="P3"><text:span text:style-name="T1">user ru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0.35cm" svg:y="2.05cm">
          <text:p text:style-name="P3"><text:span text:style-name="T1">rea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2.7cm" svg:y="5.1cm">
          <text:p text:style-name="P3"><text:span text:style-name="T1">wai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2.7cm" svg:y="3.1cm">
          <text:p text:style-name="P3"><text:span text:style-name="T1">sleep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0.627cm" svg:y1="1.027cm" svg:x2="1.523cm" svg:y2="1.823cm" draw:start-shape="id1" draw:start-glue-point="9" draw:end-shape="id2" draw:end-glue-point="5" svg:d="M627 1027l896 796" svg:viewBox="0 0 897 797">
          <text:p/>
        </draw:connector>
        <draw:custom-shape draw:style-name="gr1" draw:text-style-name="P2" xml:id="id4" draw:id="id4" draw:layer="layout" svg:width="0.5cm" svg:height="0.5cm" svg:x="8.05cm" svg:y="1.7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5cm" svg:height="0.5cm" svg:x="5.25cm" svg:y="1.25cm">
          <text:p text:style-name="P3"><text:span text:style-name="T1">kernel runn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.877cm" svg:y1="2.177cm" svg:x2="5.123cm" svg:y2="2.177cm" draw:start-shape="id2" draw:start-glue-point="9" draw:end-shape="id3" draw:end-glue-point="7" svg:d="M1877 2177h3246" svg:viewBox="0 0 3247 1">
          <text:p/>
        </draw:connector>
        <draw:connector draw:style-name="gr3" draw:text-style-name="P3" draw:layer="layout" draw:type="line" svg:x1="5.123cm" svg:y1="1.823cm" svg:x2="1.877cm" svg:y2="1.823cm" draw:start-shape="id3" draw:start-glue-point="5" draw:end-shape="id2" draw:end-glue-point="11" svg:d="M5123 1823h-3246" svg:viewBox="0 0 3247 1">
          <text:p/>
        </draw:connector>
        <draw:connector draw:style-name="gr4" draw:text-style-name="P3" draw:layer="layout" draw:type="line" svg:x1="5.477cm" svg:y1="1.823cm" svg:x2="8.123cm" svg:y2="1.823cm" draw:start-shape="id3" draw:start-glue-point="11" draw:end-shape="id4" draw:end-glue-point="5" svg:d="M5477 1823h2646" svg:viewBox="0 0 2647 1">
          <text:p/>
        </draw:connector>
        <draw:connector draw:style-name="gr3" draw:text-style-name="P3" draw:layer="layout" draw:type="line" svg:x1="8.123cm" svg:y1="2.177cm" svg:x2="5.477cm" svg:y2="2.177cm" draw:start-shape="id4" draw:start-glue-point="7" draw:end-shape="id3" draw:end-glue-point="9" svg:d="M8123 2177h-2646" svg:viewBox="0 0 2647 1">
          <text:p/>
        </draw:connector>
        <draw:connector draw:style-name="gr3" draw:text-style-name="P3" draw:layer="layout" draw:type="line" svg:x1="3.2cm" svg:y1="0.85cm" svg:x2="0.7cm" svg:y2="0.85cm" draw:start-shape="id5" draw:start-glue-point="6" draw:end-shape="id1" draw:end-glue-point="10" svg:d="M3200 850h-2500" svg:viewBox="0 0 2501 1">
          <text:p/>
        </draw:connector>
        <draw:connector draw:style-name="gr3" draw:text-style-name="P3" draw:layer="layout" draw:type="curve" svg:x1="5.3cm" svg:y1="2.25cm" svg:x2="3.7cm" svg:y2="3.85cm" draw:start-shape="id3" draw:start-glue-point="8" draw:end-shape="id6" draw:end-glue-point="10" svg:d="M5300 2250c0 1067-533 1600-1600 1600" svg:viewBox="0 0 1601 1601">
          <text:p/>
        </draw:connector>
        <draw:connector draw:style-name="gr3" draw:text-style-name="P3" draw:layer="layout" draw:type="curve" svg:x1="5.3cm" svg:y1="2.25cm" svg:x2="3.7cm" svg:y2="4.85cm" draw:start-shape="id3" draw:start-glue-point="8" draw:end-shape="id7" draw:end-glue-point="10" svg:d="M5300 2250c0 1734-533 2600-1600 2600" svg:viewBox="0 0 1601 2601">
          <text:p/>
        </draw:connector>
        <draw:connector draw:style-name="gr3" draw:text-style-name="P3" draw:layer="layout" draw:type="curve" svg:x1="3.2cm" svg:y1="3.85cm" svg:x2="1.7cm" svg:y2="2.25cm" draw:start-shape="id6" draw:start-glue-point="6" draw:end-shape="id2" draw:end-glue-point="8" svg:d="M3200 3850c-1000 0-1500-533-1500-1600" svg:viewBox="0 0 1501 1601">
          <text:p/>
        </draw:connector>
        <draw:connector draw:style-name="gr3" draw:text-style-name="P3" draw:layer="layout" draw:type="curve" svg:x1="3.2cm" svg:y1="4.85cm" svg:x2="1.7cm" svg:y2="2.25cm" draw:start-shape="id7" draw:start-glue-point="6" draw:end-shape="id2" draw:end-glue-point="8" svg:d="M3200 4850c-1000 0-1500-866-1500-2600" svg:viewBox="0 0 1501 2601">
          <text:p/>
        </draw:connector>
        <draw:connector draw:style-name="gr3" draw:text-style-name="P3" draw:layer="layout" draw:type="curve" svg:x1="5.3cm" svg:y1="1.75cm" svg:x2="3.7cm" svg:y2="0.85cm" draw:start-shape="id3" draw:start-glue-point="4" draw:end-shape="id5" draw:end-glue-point="10" svg:d="M5300 1750c0-600-533-900-1600-900" svg:viewBox="0 0 160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cm" fo:page-height="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10:57:21.839196982</meta:creation-date>
    <dc:date>2015-08-06T11:37:14.550845440</dc:date>
    <meta:editing-duration>PT9M22S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